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6fa" officeooo:paragraph-rsid="0014d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 Bank Data Analyze:</text:p>
      <text:p text:style-name="P1"/>
      <text:p text:style-name="P1"/>
      <text:p text:style-name="P1">This code is designed to provide some basic analysis of banking transactions for a particular account. The code requires a data file in Excel format, with the following columns:</text:p>
      <text:p text:style-name="P1"/>
      <text:p text:style-name="P1">Date (in date format)</text:p>
      <text:p text:style-name="P1">Description (string)</text:p>
      <text:p text:style-name="P1">Amount (numeric)</text:p>
      <text:p text:style-name="P1">Channel (string)</text:p>
      <text:p text:style-name="P1">Nature (string)</text:p>
      <text:p text:style-name="P1">The code includes the following functions:</text:p>
      <text:p text:style-name="P1"/>
      <text:p text:style-name="P1">mini_statement(): displays the last 5 transactions in either a dataframe or a line graph.</text:p>
      <text:p text:style-name="P1">debit_summary(): provides a summary of debit transactions by month, including the maximum, minimum, or average amount.</text:p>
      <text:p text:style-name="P1">custom_exporter(): exports a custom range of transactions to either a CSV, TXT or XLS file, or displays the data.</text:p>
      <text:p text:style-name="P1">for_four(): provides a summary of debit transactions for a custom range of dates, including subtotals for UPI, card, net banking, and ATM transactions.</text:p>
      <text:p text:style-name="P1">Libraries used</text:p>
      <text:p text:style-name="P1">The following Python libraries are used in this code:</text:p>
      <text:p text:style-name="P1"/>
      <text:p text:style-name="P1">pandas</text:p>
      <text:p text:style-name="P1">matplotlib</text:p>
      <text:p text:style-name="P1">numpy</text:p>
      <text:p text:style-name="P1">How to use the code</text:p>
      <text:p text:style-name="P1">Make sure that the Excel data file is saved in the correct directory.</text:p>
      <text:p text:style-name="P1">Run the code.</text:p>
      <text:p text:style-name="P1">Select one of the functions from the menu to perform the desired analys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1:30:06.558561599</meta:creation-date>
    <dc:date>2023-04-09T11:30:59.943166858</dc:date>
    <meta:editing-duration>PT53S</meta:editing-duration>
    <meta:editing-cycles>1</meta:editing-cycles>
    <meta:document-statistic meta:table-count="0" meta:image-count="0" meta:object-count="0" meta:page-count="1" meta:paragraph-count="21" meta:word-count="171" meta:character-count="1068" meta:non-whitespace-character-count="918"/>
    <meta:generator>LibreOffice/7.3.5.2$Linux_X86_64 LibreOffice_project/30$Build-2</meta:generator>
  </office:meta>
</office:document-meta>
</file>